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a8f7"/>
    </style:style>
    <style:style style:name="P2" style:family="paragraph" style:parent-style-name="Text_20_body" style:list-style-name="L2">
      <style:text-properties officeooo:paragraph-rsid="0002a8f7"/>
    </style:style>
    <style:style style:name="T1" style:family="text">
      <style:text-properties officeooo:rsid="0002a8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4530584" text:style-name="L2">
        <text:list-item>
          <text:p text:style-name="P2"><text:span text:style-name="T1">C</text:span>liente, servidor e banco de dados.</text:p>
        </text:list-item>
      </text:list>
      <text:p text:style-name="P1">A <text:span text:style-name="Source_20_Text">estrutura da sua página</text:span> é definida por uma linguagem de marcação de texto chamada <text:span text:style-name="Strong_20_Emphasis">HTML</text:span>, que é a sigla para Hyper text markup language. Quando uma pessoa usuária digita uma URL e pressiona Enter, o servidor processa a solicitação e envia o arquivo HTML de volta ao cliente. Os arquivos HTML contêm o conteúdo de um site e também links para quaisquer ativos ou códigos adicionais necessários para exibir o site corretamente.</text:p>
      <text:p text:style-name="Text_20_body">A <text:span text:style-name="Source_20_Text">aparência da página</text:span> é definida por uma linguagem de estilização chamada <text:span text:style-name="Strong_20_Emphasis">CSS</text:span>, que significa Cascading Style Sheets. O CSS é uma linguagem que te permite descrever como os elementos definidos pelo HTML devem ser estilizados. O CSS te permite alterar a fonte, a cor, o tamanho e até mesmo incluir recursos como animações e áudio.</text:p>
      <text:p text:style-name="Text_20_body">As <text:span text:style-name="Source_20_Text">interações com a pessoa usuária</text:span> são definidas por uma terceira linguagem: o <text:span text:style-name="Strong_20_Emphasis">JavaScript</text:span>. É o JavaScript que confere à página um comportamento dinâmico. </text:p>
      <text:p text:style-name="Text_20_body">A animação abaixo mostra o comportamento do <text:span text:style-name="Strong_20_Emphasis">HTML</text:span>, do <text:span text:style-name="Strong_20_Emphasis">HTML</text:span> com <text:span text:style-name="Strong_20_Emphasis">CSS</text:span> e também o comportamento ao adicionar <text:span text:style-name="Source_20_Text">JavaScript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21:20:45.360480272</meta:creation-date>
    <dc:date>2022-11-24T21:24:05.992298233</dc:date>
    <meta:editing-duration>PT3M21S</meta:editing-duration>
    <meta:editing-cycles>1</meta:editing-cycles>
    <meta:document-statistic meta:table-count="0" meta:image-count="0" meta:object-count="0" meta:page-count="1" meta:paragraph-count="5" meta:word-count="179" meta:character-count="1057" meta:non-whitespace-character-count="883"/>
    <meta:generator>LibreOffice/6.4.7.2$Linux_X86_64 LibreOffice_project/40$Build-2</meta:generator>
  </office:meta>
</office:document-meta>
</file>